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áro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43077" calcext:value-type="float">
            <text:p>4307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float" office:value="41021" calcext:value-type="float">
            <text:p>4102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float" office:value="25953" calcext:value-type="float">
            <text:p>2595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float" office:value="23132" calcext:value-type="float">
            <text:p>2313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float" office:value="31855" calcext:value-type="float">
            <text:p>3185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7536" calcext:value-type="float">
            <text:p>275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8748694" calcext:value-type="float">
            <text:p>8748694</text:p>
          </table:table-cell>
          <table:table-cell table:style-name="ce1" office:value-type="float" office:value="8742142" calcext:value-type="float">
            <text:p>874214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8386528" calcext:value-type="float">
            <text:p>8386528</text:p>
          </table:table-cell>
          <table:table-cell table:style-name="ce1" office:value-type="float" office:value="8409568" calcext:value-type="float">
            <text:p>84095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T</text:p>
          </table:table-cell>
          <table:table-cell table:formula="of:=[.B9]-[.B5]*2^8" office:value-type="float" office:value="231648" calcext:value-type="float">
            <text:p>231648</text:p>
          </table:table-cell>
          <table:table-cell table:formula="of:=[.C9]-[.C5]*2^8" office:value-type="float" office:value="254688" calcext:value-type="float">
            <text:p>2546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table:formula="of:=FLOOR(2000+[.B11]*[.B6]/2^23;1)" office:value-type="float" office:value="2760" calcext:value-type="float">
            <text:p>2760</text:p>
          </table:table-cell>
          <table:table-cell table:formula="of:=FLOOR(2000+[.C11]*[.C6]/2^23;1)" office:value-type="float" office:value="2836" calcext:value-type="float">
            <text:p>28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</text:p>
          </table:table-cell>
          <table:table-cell table:formula="of:=FLOOR([.B2]*2^16+([.B4]*[.B11])/2^7;1)" office:value-type="float" office:value="2730215393" calcext:value-type="float">
            <text:p>2730215393</text:p>
          </table:table-cell>
          <table:table-cell table:formula="of:=FLOOR([.C2]*2^16+([.C4]*[.C11])/2^7;1)" office:value-type="float" office:value="2734379153" calcext:value-type="float">
            <text:p>2734379153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table:formula="of:=FLOOR([.B1]*(2^15)+([.B3]*[.B11])/2^8;1)" office:value-type="float" office:value="1435031356" calcext:value-type="float">
            <text:p>1435031356</text:p>
          </table:table-cell>
          <table:table-cell table:formula="of:=FLOOR([.C1]*(2^15)+([.C3]*[.C11])/2^8;1)" office:value-type="float" office:value="1437367126" calcext:value-type="float">
            <text:p>143736712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([.B8]*[.B15]/2^21-[.B14])/2^15" office:value-type="float" office:value="99374.6440826846" calcext:value-type="float">
            <text:p>99374,6440826846</text:p>
          </table:table-cell>
          <table:table-cell table:formula="of:=([.C8]*[.C15]/2^21-[.C14])/2^15" office:value-type="float" office:value="99407.8991374646" calcext:value-type="float">
            <text:p>99407,89913746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table:formula="of:=[.B12]/100" office:value-type="float" office:value="27.6" calcext:value-type="float">
            <text:p>27,6</text:p>
          </table:table-cell>
          <table:table-cell table:formula="of:=[.C12]/100" office:value-type="float" office:value="28.36" calcext:value-type="float">
            <text:p>28,36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formula="of:=(1-([.B16]/101325)^0.190284)*145366.45*0.3048" office:value-type="float" office:value="163.564672370447" calcext:value-type="float">
            <text:p>163,5646723704</text:p>
          </table:table-cell>
          <table:table-cell table:formula="of:=(1-([.C16]/101325)^0.190284)*145366.45*0.3048" office:value-type="float" office:value="160.754076026101" calcext:value-type="float">
            <text:p>160,7540760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5-01-27T20:30:42.510945180</meta:creation-date>
    <dc:date>2015-01-28T11:10:52.978702150</dc:date>
    <dc:creator>František Horínek</dc:creator>
    <meta:editing-duration>PT14H32M2S</meta:editing-duration>
    <meta:editing-cycles>2</meta:editing-cycles>
    <meta:generator>LibreOffice/4.2.7.2$Linux_x86 LibreOffice_project/420m0$Build-2</meta:generator>
    <meta:document-statistic meta:table-count="1" meta:cell-count="45" meta:object-count="0"/>
    <meta:user-defined meta:name="qrichtext">1</meta:user-defined>
  </office:meta>
</office:document-meta>
</file>